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416b9"/>
    </style:style>
    <style:style style:name="P2" style:family="paragraph" style:parent-style-name="Standard" style:list-style-name="L2">
      <style:text-properties officeooo:paragraph-rsid="001416b9"/>
    </style:style>
    <style:style style:name="P3" style:family="paragraph" style:parent-style-name="Standard" style:list-style-name="L2">
      <style:text-properties officeooo:paragraph-rsid="001661dd"/>
    </style:style>
    <style:style style:name="P4" style:family="paragraph" style:parent-style-name="Standard">
      <style:text-properties officeooo:paragraph-rsid="0017fc26"/>
    </style:style>
    <style:style style:name="P5" style:family="paragraph" style:parent-style-name="Standard">
      <style:text-properties officeooo:paragraph-rsid="001825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dice [non sono sicuro di farlo tutto; <text:s/>ho chiesto a qualcuno degli anni più avanti che mi ha detto che servono: diagrammi UML per le varie parti, e diagrammi di sequenza per le parti più importanti. Prima produciamo/aggiorniamo i diagrammi, e poi vediamo se organizzarli qui.</text:p>
      <text:p text:style-name="P4">In ogni caso, io farei la prima parte (quella sui pattern); visto che ne abbiamo usati, possiamo anche mostrarli ]</text:p>
      <text:p text:style-name="P1"/>
      <text:list xml:id="list2974092846421183197" text:style-name="L2">
        <text:list-item>
          <text:p text:style-name="P2">Patterns utilizzati e loro impiego</text:p>
          <text:list>
            <text:list-item>
              <text:p text:style-name="P2">Model-View-Controller [Su Server, e su Client]</text:p>
            </text:list-item>
            <text:list-item>
              <text:p text:style-name="P2">Command [per la logica del turno, con le azioni incapsulate in oggetti (v.DesignNotebook)]</text:p>
            </text:list-item>
            <text:list-item>
              <text:p text:style-name="P2">Observer – Observable [in più occasioni, sul Server e sul Client]</text:p>
            </text:list-item>
            <text:list-item>
              <text:p text:style-name="P2">Singleton [non credo che resti un Server-wide singleton, a parte il Server stesso, cercare se c'è qualche game-wide singleton]</text:p>
            </text:list-item>
            <text:list-item>
              <text:p text:style-name="P2">e?</text:p>
            </text:list-item>
          </text:list>
        </text:list-item>
        <text:list-item>
          <text:p text:style-name="P2">Progettazione e struttura delle varie parti del programma</text:p>
          <text:list>
            <text:list-item>
              <text:p text:style-name="P2">Struttura generale</text:p>
            </text:list-item>
            <text:list-item>
              <text:p text:style-name="P2">Il Server</text:p>
              <text:list>
                <text:list-item>
                  <text:p text:style-name="P2">Caselle per la mappa</text:p>
                </text:list-item>
                <text:list-item>
                  <text:p text:style-name="P2">Carte e Mazzi</text:p>
                </text:list-item>
                <text:list-item>
                  <text:p text:style-name="P2">Il turno e le Azioni</text:p>
                </text:list-item>
                <text:list-item>
                  <text:p text:style-name="P2">Il resto del controller</text:p>
                </text:list-item>
                <text:list-item>
                  <text:p text:style-name="P2">La connessione, mediante socket</text:p>
                </text:list-item>
                <text:list-item>
                  <text:p text:style-name="P2">La gestione delle partite (Master e GameMaster)</text:p>
                </text:list-item>
                <text:list-item>
                  <text:p text:style-name="P2">MapLoader e Mapwriter</text:p>
                </text:list-item>
                <text:list-item>
                  <text:p text:style-name="P2">StringRes, Logger</text:p>
                </text:list-item>
              </text:list>
            </text:list-item>
            <text:list-item>
              <text:p text:style-name="P2">Il Client</text:p>
              <text:list>
                <text:list-item>
                  <text:p text:style-name="P2">Struttura del client</text:p>
                </text:list-item>
                <text:list-item>
                  <text:p text:style-name="P2">Client con linea di comando </text:p>
                </text:list-item>
                <text:list-item>
                  <text:p text:style-name="P2">Client con Swing</text:p>
                </text:list-item>
                <text:list-item>
                  <text:p text:style-name="P2">Comunicazione mediante RMI</text:p>
                </text:list-item>
                <text:list-item>
                  <text:p text:style-name="P3">e?</text:p>
                </text:list-item>
              </text:list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13T10:36:49</meta:creation-date>
    <dc:date>2015-06-13T10:57:37</dc:date>
    <dc:creator>Andrea </dc:creator>
    <meta:editing-duration>PT6M36S</meta:editing-duration>
    <meta:editing-cycles>9</meta:editing-cycles>
    <meta:generator>LibreOffice/4.0.4.2$Linux_X86_64 LibreOffice_project/400m0$Build-2</meta:generator>
    <meta:document-statistic meta:table-count="0" meta:image-count="0" meta:object-count="0" meta:page-count="1" meta:paragraph-count="25" meta:word-count="204" meta:character-count="1177" meta:non-whitespace-character-count="1018"/>
  </office:meta>
</office:document-meta>
</file>